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>
      <style:text-properties fo:color="#004586" fo:language="en" fo:country="US"/>
    </style:style>
    <style:style style:name="P5" style:family="paragraph" style:parent-style-name="Standard">
      <style:text-properties fo:color="#000000" fo:language="en" fo:country="US"/>
    </style:style>
    <style:style style:name="P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color="#000000" fo:language="en" fo:country="US"/>
    </style:style>
    <style:style style:name="P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language="en" fo:country="US"/>
    </style:style>
    <style:style style:name="T1" style:family="text">
      <style:text-properties fo:color="#004586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efore we start calculating : <text:line-break/><text:line-break/>1. MAIN tables : the ones that we display. We have <text:s/>K as a backtracking number and we generate 2 empty tables <text:tab/>(lets call them MAIN Tables) where we will keep our results of each calculation</text:p>
      <text:p text:style-name="P1"/>
      <text:list xml:id="list1723550139657071396" text:style-name="L1">
        <text:list-item>
          <text:p text:style-name="P3">We need to have table of <text:s/>tables( k-th MAIN table with new added tile) <text:s/>of size k for our best chosen results, that will be initialized with zero in the beginning.</text:p>
        </text:list-item>
      </text:list>
      <text:p text:style-name="Standard"/>
      <text:p text:style-name="P1">Algorithm: </text:p>
      <text:p text:style-name="P1"/>
      <text:p text:style-name="P1">f<text:span text:style-name="T1">rom 0 until shape_amount</text:span></text:p>
      <text:p text:style-name="P4"><text:tab/>for each MAIN TABLE == from 0 until K</text:p>
      <text:p text:style-name="P4"><text:tab/><text:tab/>for each shape</text:p>
      <text:p text:style-name="P4"><text:tab/><text:tab/><text:tab/>CREATE THREAD to find its position and start its THREAD_WORK</text:p>
      <text:p text:style-name="P4"><text:tab/>Copy K best results into our MAIN TABLES</text:p>
      <text:p text:style-name="P1"><text:tab/></text:p>
      <text:p text:style-name="P7"/>
      <text:p text:style-name="P1"/>
      <text:p text:style-name="P1">THREAD WORK:<text:tab/><text:tab/><text:tab/><text:tab/><text:tab/></text:p>
      <text:p text:style-name="P1">input : Kth MAIN table , shape to be tested for positions</text:p>
      <text:p text:style-name="P4">for y </text:p>
      <text:p text:style-name="P4"><text:tab/>for x </text:p>
      <text:p text:style-name="P4"><text:tab/><text:tab/>for each shape rotation</text:p>
      <text:p text:style-name="P4"><text:tab/><text:tab/>{</text:p>
      <text:p text:style-name="P4"><text:tab/><text:tab/><text:tab/><text:tab/> <text:s text:c="6"/>EVALUATE(); check the evaluation of how good the position is</text:p>
      <text:p text:style-name="P4"><text:tab/><text:tab/><text:tab/> <text:s text:c="17"/>check if we can add it to the table of currently found best results</text:p>
      <text:p text:style-name="P4"><text:tab/><text:tab/><text:tab/><text:tab/><text:tab/>if yes : add the table+new shape to list of good results</text:p>
      <text:p text:style-name="P4"><text:tab/><text:tab/><text:tab/><text:tab/><text:tab/>if no : just skip it</text:p>
      <text:p text:style-name="P4"><text:tab/><text:tab/>}</text:p>
      <text:p text:style-name="P4">return Result </text:p>
      <text:p text:style-name="P7"/>
      <text:p text:style-name="P1"/>
      <text:p text:style-name="P4">Result{</text:p>
      <text:p text:style-name="P4"><text:tab/>Shape shape</text:p>
      <text:p text:style-name="P4"><text:tab/>x <text:s text:c="11"/><text:tab/> <text:s text:c="2"/>x position to be put into</text:p>
      <text:p text:style-name="P4"><text:tab/>y <text:s text:c="11"/><text:tab/> <text:s text:c="2"/>y position to be put into</text:p>
      <text:p text:style-name="P4"><text:tab/>Kth <text:s text:c="7"/><text:tab/> <text:s text:c="2"/>table to put it into</text:p>
      <text:p text:style-name="P4"><text:tab/>EVALUATION <text:s/>score</text:p>
      <text:p text:style-name="P4"/>
      <text:p text:style-name="P4">}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3M3S</meta:editing-duration>
    <meta:editing-cycles>7</meta:editing-cycles>
    <meta:generator>OpenOffice/4.1.1$Win32 OpenOffice.org_project/411m6$Build-9775</meta:generator>
    <dc:date>2016-11-11T21:18:24.26</dc:date>
    <meta:document-statistic meta:table-count="0" meta:image-count="0" meta:object-count="0" meta:page-count="1" meta:paragraph-count="28" meta:word-count="202" meta:character-count="1119"/>
    <meta:user-defined meta:name="Info 1"/>
    <meta:user-defined meta:name="Info 2"/>
    <meta:user-defined meta:name="Info 3"/>
    <meta:user-defined meta:name="Info 4"/>
  </office:meta>
</office:document-meta>
</file>